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11cm" svg:height="0.741cm" draw:z-index="0"><draw:image xlink:href="../images/0665.png" xlink:type="simple" xlink:show="embed" xlink:actuate="onLoad"/></draw:frame></text:p>
          </table:table-cell>
          <table:table-cell table:style-name="Table1.B1" office:value-type="string">
            <text:h text:style-name="P7" text:outline-level="1">Преобразователь 2-фазного напряжения в 3-фазно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33cm" svg:height="1.379cm" draw:z-index="1"><draw:image xlink:href="../images/066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<text:span text:style-name="T3">преобразование двухфазного напряжения в трёхфазное напряжение</text:span>. Значения напряжений на выходе вычисляются следующим образом:</text:p>
            <text:p text:style-name="P6"><draw:frame draw:style-name="fr3" draw:name="Объект6" text:anchor-type="as-char" svg:width="7.205cm" svg:height="3.463cm" draw:z-index="2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5">где<draw:frame draw:style-name="fr3" draw:name="Объект4" text:anchor-type="as-char" svg:width="2.806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фазные <text:span text:style-name="T1">напряжени</text:span><text:span text:style-name="T3">я 2-фазного тока</text:span><text:span text:style-name="T1">;</text:span></text:p>
            <text:p text:style-name="P5"><text:span text:style-name="T1"><draw:frame draw:style-name="fr3" draw:name="Объект26" text:anchor-type="as-char" svg:width="4.165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</text:span><text:span text:style-name="T1">.</text:span></text:p>
            <text:p text:style-name="P5">Блок имеет 2 входных и 3 выходных порта. </text:p>
            <text:p text:style-name="P5"><text:span text:style-name="T4">В</text:span><text:span text:style-name="T5">ходные сигналы</text:span>:</text:p>
            <text:list xml:id="list5714803844783989959" text:style-name="L1">
              <text:list-item>
                <text:p text:style-name="P8">Напряжение<draw:frame draw:style-name="fr3" draw:name="Объект17" text:anchor-type="as-char" svg:width="1.402cm" svg:height="0.621cm" draw:z-index="5"><draw:object xlink:href="./Object 17" xlink:type="simple" xlink:show="embed" xlink:actuate="onLoad"/><draw:image xlink:href="./ObjectReplacements/Object 17" xlink:type="simple" xlink:show="embed" xlink:actuate="onLoad"/></draw:frame>, В.</text:p>
              </text:list-item>
              <text:list-item>
                <text:p text:style-name="P8">Напряжение<draw:frame draw:style-name="fr3" draw:name="Объект8" text:anchor-type="as-char" svg:width="1.372cm" svg:height="0.621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, В.</text:p>
              </text:list-item>
            </text:list>
            <text:p text:style-name="P5"><text:span text:style-name="T4">В</text:span><text:span text:style-name="T5">ыходны</text:span><text:span text:style-name="T4">е</text:span><text:span text:style-name="T5"> сигналы</text:span>:</text:p>
            <text:list xml:id="list2231750872068923232" text:style-name="L2">
              <text:list-item>
                <text:p text:style-name="P9">Напряжение<draw:frame draw:style-name="fr3" draw:name="Объект1" text:anchor-type="as-char" svg:width="1.378cm" svg:height="0.621cm" draw:z-index="7"><draw:object xlink:href="./Object 1" xlink:type="simple" xlink:show="embed" xlink:actuate="onLoad"/><draw:image xlink:href="./ObjectReplacements/Object 1" xlink:type="simple" xlink:show="embed" xlink:actuate="onLoad"/></draw:frame>, В.</text:p>
              </text:list-item>
              <text:list-item>
                <text:p text:style-name="P9"><text:span text:style-name="T2">Напряжение</text:span><text:span text:style-name="T2"><draw:frame draw:style-name="fr3" draw:name="Объект2" text:anchor-type="as-char" svg:width="1.365cm" svg:height="0.621cm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  <text:list-item>
                <text:p text:style-name="P9"><text:span text:style-name="T2">Напряжение</text:span><text:span text:style-name="T2"><draw:frame draw:style-name="fr3" draw:name="Объект3" text:anchor-type="as-char" svg:width="1.356cm" svg:height="0.621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, В.</text:span></text:p>
              </text:list-item>
            </text:list>
            <text:p text:style-name="P5"><text:span text:style-name="T5">Примечание</text:span>: вместо фазных напряжений на входы можно подавать фазные токи для преобразования 2-фазного тока в 3-фазный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еобразователь 2-фазного напряжения в 3-фазное</dc:title>
    <dc:date>2014-12-09T22:22:21.45</dc:date>
    <meta:generator>OpenOffice/4.1.1$Win32 OpenOffice.org_project/411m6$Build-9775</meta:generator>
    <meta:editing-duration>PT2H39M1S</meta:editing-duration>
    <meta:editing-cycles>52</meta:editing-cycles>
    <meta:document-statistic meta:table-count="1" meta:image-count="2" meta:object-count="8" meta:page-count="1" meta:paragraph-count="18" meta:word-count="84" meta:character-count="560"/>
  </office:meta>
</office:document-meta>
</file>

<file path=Object 1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1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2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a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b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row>
                      <mi/>
                      <mo stretchy="false">−</mo>
                      <mrow>
                        <mfrac>
                          <mrow>
                            <msub>
                              <mi>U</mi>
                              <mi>d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row>
                        <mfrac>
                          <msqrt>
                            <mrow>
                              <mn>3</mn>
                            </mrow>
                          </msqrt>
                          <mn>2</mn>
                        </mfrac>
                      </mrow>
                      <mo stretchy="false">⋅</mo>
                      <msub>
                        <mi>U</mi>
                        <mi>q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,</mi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row>
                      <mi/>
                      <mo stretchy="false">−</mo>
                      <mrow>
                        <mfrac>
                          <mrow>
                            <msub>
                              <mi>U</mi>
                              <mi>d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i/>
                    <mo stretchy="false">−</mo>
                    <mi/>
                  </mrow>
                  <mrow>
                    <mrow>
                      <mrow>
                        <mfrac>
                          <msqrt>
                            <mrow>
                              <mn>3</mn>
                            </mrow>
                          </msqrt>
                          <mn>2</mn>
                        </mfrac>
                      </mrow>
                      <mo stretchy="false">⋅</mo>
                      <msub>
                        <mi>U</mi>
                        <mi>q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,</mi>
                </mrow>
              </mtd>
            </mtr>
          </mtable>
        </mrow>
      </mrow>
    </mrow>
    <annotation encoding="StarMath 5.0">left lbrace stack{ 
alignl U_a(t) ~=~ U_d(t) , #
U_b(t) ~=~ - {{U_d(t)} over {2}} ~+~ {{sqrt{3} over 2} cdot U_q(t)}, #
U_c(t) ~=~ - {{U_d(t)} over {2}} ~-~ {{sqrt{3} over 2} cdot U_q(t)},
} right none</annotation>
  </semantics>
</math>
</file>

<file path=Object 8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